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3cm" draw:z-index="0"><draw:image xlink:href="../../odt/images/005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ический танген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49cm" draw:z-index="0"><draw:image xlink:href="../../odt/images/005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4.856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0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0">й и выходной сигналы.</text:span></text:p>
            <text:p text:style-name="Text_20_body"><text:span text:style-name="T3">Свойства</text:span><text:span text:style-name="T2">:</text:span></text:p>
            <text:list xml:id="list4163911359906830020" text:style-name="L1">
              <text:list-item>
                <text:p text:style-name="P5"><text:span text:style-name="T1">Амплитуда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2">Примечани</text:span><text:span text:style-name="T11">я</text:span>:</text:p>
            <text:list xml:id="list3808897502346843475" text:style-name="L2">
              <text:list-item>
                <text:p text:style-name="P6">По умолчанию данный блок реализует гиперболическое тангенциальное<text:span text:style-name="T10"> </text:span>преобразование входного <text:span text:style-name="T13">скалярного</text:span> сигнала с<text:span text:style-name="T10">о свойствами </text:span><draw:frame draw:style-name="fr3" draw:name="Object2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6"><text:span text:style-name="T4">Именованные свойства задаются как </text:span><text:span text:style-name="T5">локальные</text:span><text:span text:style-name="T7"> переменные модели (или субмодели) во вкладке </text:span><text:span text:style-name="T5">Параметры</text:span><text:span text:style-name="T7"> или как глобальные сигналы проекта при помощи пункта главного меню </text:span><text:span text:style-name="T5">Графика</text:span><text:span text:style-name="T7"> </text:span><text:span text:style-name="T8">→</text:span><text:span text:style-name="T9"> </text:span><text:span text:style-name="T6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тангенс</dc:title>
    <dc:date>2012-03-30T20:19:21.51</dc:date>
    <meta:generator>OpenOffice_Beta/4.1.0$Win32 OpenOffice.org_project/410m14$Build-9760</meta:generator>
    <meta:editing-duration>PT2H26M51S</meta:editing-duration>
    <meta:editing-cycles>144</meta:editing-cycles>
    <meta:document-statistic meta:table-count="1" meta:image-count="2" meta:object-count="7" meta:page-count="1" meta:paragraph-count="18" meta:word-count="106" meta:character-count="727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